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901.22pt" svg:y="26.93pt">
            <loext:p draw:notify-on-update-of-ranges="Sheet1.H1:Sheet1.H1 Sheet1.I1:Sheet1.M1 Sheet1.H2:Sheet1.H2 Sheet1.I2:Sheet1.M2 Sheet1.H3:Sheet1.H3 Sheet1.I3:Sheet1.M3 Sheet1.H4:Sheet1.H4 Sheet1.I4:Sheet1.M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6pt" svg:x="939.71pt" svg:y="326.01pt">
            <loext:p draw:notify-on-update-of-ranges="Sheet1.H10:Sheet1.H10 Sheet1.I10:Sheet1.M10 Sheet1.H11:Sheet1.H11 Sheet1.I11:Sheet1.M11 Sheet1.H12:Sheet1.H12 Sheet1.I12:Sheet1.M12 Sheet1.H13:Sheet1.H13 Sheet1.I13:Sheet1.M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154.86pt" svg:y="642.81pt">
            <loext:p draw:notify-on-update-of-ranges="Sheet1.N51:Sheet1.N51 Sheet1.O51:Sheet1.R51 Sheet1.N52:Sheet1.N52 Sheet1.O52:Sheet1.R52 Sheet1.N53:Sheet1.N53 Sheet1.O53:Sheet1.R5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0 correct rate:0.699029</text:p>
          </table:table-cell>
          <table:table-cell table:number-columns-repeated="6"/>
          <table:table-cell office:value-type="string" calcext:value-type="string">
            <text:p>ratio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 correct rate:0.728155</text:p>
          </table:table-cell>
          <table:table-cell table:number-columns-repeated="6"/>
          <table:table-cell office:value-type="string" calcext:value-type="string">
            <text:p>max_accu</text:p>
          </table:table-cell>
          <table:table-cell office:value-type="float" office:value="0.776699" calcext:value-type="float">
            <text:p>0.776699</text:p>
          </table:table-cell>
          <table:table-cell office:value-type="float" office:value="0.747573" calcext:value-type="float">
            <text:p>0.747573</text:p>
          </table:table-cell>
          <table:table-cell office:value-type="float" office:value="0.796117" calcext:value-type="float">
            <text:p>0.796117</text:p>
          </table:table-cell>
          <table:table-cell office:value-type="float" office:value="0.757282" calcext:value-type="float">
            <text:p>0.757282</text:p>
          </table:table-cell>
          <table:table-cell office:value-type="float" office:value="0.68932" calcext:value-type="float">
            <text:p>0.689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 correct rate:0.747573</text:p>
          </table:table-cell>
          <table:table-cell table:number-columns-repeated="6"/>
          <table:table-cell office:value-type="string" calcext:value-type="string">
            <text:p>mean_accu</text:p>
          </table:table-cell>
          <table:table-cell office:value-type="float" office:value="0.68932" calcext:value-type="float">
            <text:p>0.68932</text:p>
          </table:table-cell>
          <table:table-cell office:value-type="float" office:value="0.678641" calcext:value-type="float">
            <text:p>0.678641</text:p>
          </table:table-cell>
          <table:table-cell office:value-type="float" office:value="0.716505" calcext:value-type="float">
            <text:p>0.716505</text:p>
          </table:table-cell>
          <table:table-cell office:value-type="float" office:value="0.712621" calcext:value-type="float">
            <text:p>0.712621</text:p>
          </table:table-cell>
          <table:table-cell office:value-type="float" office:value="0.68932" calcext:value-type="float">
            <text:p>0.689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 correct rate:0.757282</text:p>
          </table:table-cell>
          <table:table-cell table:number-columns-repeated="6"/>
          <table:table-cell office:value-type="string" calcext:value-type="string">
            <text:p>min_accu</text:p>
          </table:table-cell>
          <table:table-cell office:value-type="float" office:value="0.427184" calcext:value-type="float">
            <text:p>0.427184</text:p>
          </table:table-cell>
          <table:table-cell office:value-type="float" office:value="0.601942" calcext:value-type="float">
            <text:p>0.601942</text:p>
          </table:table-cell>
          <table:table-cell office:value-type="float" office:value="0.631068" calcext:value-type="float">
            <text:p>0.631068</text:p>
          </table:table-cell>
          <table:table-cell office:value-type="float" office:value="0.679612" calcext:value-type="float">
            <text:p>0.679612</text:p>
          </table:table-cell>
          <table:table-cell office:value-type="float" office:value="0.68932" calcext:value-type="float">
            <text:p>0.689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 correct rate:0.42718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 correct rate:0.72815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6 correct rate:0.69902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7 correct rate:0.69902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8 correct rate:0.77669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9 correct rate:0.631068</text:p>
          </table:table-cell>
          <table:table-cell table:number-columns-repeated="6"/>
          <table:table-cell office:value-type="string" calcext:value-type="string">
            <text:p>ratio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le name: heart_train.arff ratio : 0.05 mean : 0.68932max : 0.776699 min <text:s/>:0.427184</text:p>
          </table:table-cell>
          <table:table-cell table:number-columns-repeated="6"/>
          <table:table-cell office:value-type="string" calcext:value-type="string">
            <text:p>max_accu</text:p>
          </table:table-cell>
          <table:table-cell office:value-type="float" office:value="0.73" calcext:value-type="float">
            <text:p>0.73</text:p>
          </table:table-cell>
          <table:table-cell office:value-type="float" office:value="0.72" calcext:value-type="float">
            <text:p>0.72</text:p>
          </table:table-cell>
          <table:table-cell office:value-type="float" office:value="0.75" calcext:value-type="float">
            <text:p>0.75</text:p>
          </table:table-cell>
          <table:table-cell office:value-type="float" office:value="0.76" calcext:value-type="float">
            <text:p>0.76</text:p>
          </table:table-cell>
          <table:table-cell office:value-type="float" office:value="0.7" calcext:value-type="float">
            <text:p>0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 correct rate:0.728155</text:p>
          </table:table-cell>
          <table:table-cell table:number-columns-repeated="6"/>
          <table:table-cell office:value-type="string" calcext:value-type="string">
            <text:p>mean_accu</text:p>
          </table:table-cell>
          <table:table-cell office:value-type="float" office:value="0.675" calcext:value-type="float">
            <text:p>0.675</text:p>
          </table:table-cell>
          <table:table-cell office:value-type="float" office:value="0.672" calcext:value-type="float">
            <text:p>0.672</text:p>
          </table:table-cell>
          <table:table-cell office:value-type="float" office:value="0.687" calcext:value-type="float">
            <text:p>0.687</text:p>
          </table:table-cell>
          <table:table-cell office:value-type="float" office:value="0.685" calcext:value-type="float">
            <text:p>0.685</text:p>
          </table:table-cell>
          <table:table-cell office:value-type="float" office:value="0.7" calcext:value-type="float">
            <text:p>0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 correct rate:0.621359</text:p>
          </table:table-cell>
          <table:table-cell table:number-columns-repeated="6"/>
          <table:table-cell office:value-type="string" calcext:value-type="string">
            <text:p>min_accu</text:p>
          </table:table-cell>
          <table:table-cell office:value-type="float" office:value="0.57" calcext:value-type="float">
            <text:p>0.57</text:p>
          </table:table-cell>
          <table:table-cell office:value-type="float" office:value="0.64" calcext:value-type="float">
            <text:p>0.64</text:p>
          </table:table-cell>
          <table:table-cell office:value-type="float" office:value="0.63" calcext:value-type="float">
            <text:p>0.63</text:p>
          </table:table-cell>
          <table:table-cell office:value-type="float" office:value="0.62" calcext:value-type="float">
            <text:p>0.62</text:p>
          </table:table-cell>
          <table:table-cell office:value-type="float" office:value="0.7" calcext:value-type="float">
            <text:p>0.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 correct rate:0.71844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 correct rate:0.6893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4 correct rate:0.73786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 correct rate:0.74757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6 correct rate:0.62135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7 correct rate:0.6796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8 correct rate:0.64077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9 correct rate:0.60194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ile name: heart_train.arff ratio : 0.1 mean : 0.678641max : 0.747573 min <text:s/>:0.60194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 correct rate:0.79611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 correct rate:0.73786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 correct rate:0.63106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 correct rate:0.71844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4 correct rate:0.7669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 correct rate:0.6893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6 correct rate:0.72815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7 correct rate:0.66990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8 correct rate:0.74757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9 correct rate:0.6796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ile name: heart_train.arff ratio : 0.2 mean : 0.716505max : 0.796117 min <text:s/>:0.63106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 correct rate:0.699029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 correct rate:0.6796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 correct rate:0.75728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 correct rate:0.74757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4 correct rate:0.6893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 correct rate:0.6796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6 correct rate:0.6796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7 correct rate:0.71844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8 correct rate:0.75728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9 correct rate:0.71844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ile name: heart_train.arff ratio : 0.5 mean : 0.712621max : 0.757282 min <text:s/>:0.6796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 correct rate:0.7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 correct rate:0.7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 correct rate:0.7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 correct rate:0.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4 correct rate:0.6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 correct rate:0.7</text:p>
          </table:table-cell>
          <table:table-cell table:number-columns-repeated="6"/>
          <table:table-cell office:value-type="string" calcext:value-type="string">
            <text:p>file name: heart_train.arff m : 2 correct_rate : 0.6796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 correct rate:0.65</text:p>
          </table:table-cell>
          <table:table-cell table:number-columns-repeated="6"/>
          <table:table-cell office:value-type="string" calcext:value-type="string">
            <text:p>file name: heart_train.arff m : 5 correct_rate : 0.699029</text:p>
          </table:table-cell>
          <table:table-cell table:number-columns-repeated="5"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7 correct rate:0.64</text:p>
          </table:table-cell>
          <table:table-cell table:number-columns-repeated="6"/>
          <table:table-cell office:value-type="string" calcext:value-type="string">
            <text:p>file name: heart_train.arff m : 10 correct_rate : 0.718447</text:p>
          </table:table-cell>
          <table:table-cell table:number-columns-repeated="5"/>
          <table:table-cell office:value-type="string" calcext:value-type="string">
            <text:p>heart</text:p>
          </table:table-cell>
          <table:table-cell office:value-type="float" office:value="0.679612" calcext:value-type="float">
            <text:p>0.679612</text:p>
          </table:table-cell>
          <table:table-cell office:value-type="float" office:value="0.699029" calcext:value-type="float">
            <text:p>0.699029</text:p>
          </table:table-cell>
          <table:table-cell office:value-type="float" office:value="0.718447" calcext:value-type="float">
            <text:p>0.718447</text:p>
          </table:table-cell>
          <table:table-cell office:value-type="float" office:value="0.728155" calcext:value-type="float">
            <text:p>0.728155</text:p>
          </table:table-cell>
        </table:table-row>
        <table:table-row table:style-name="ro1">
          <table:table-cell office:value-type="string" calcext:value-type="string">
            <text:p>8 correct rate:0.68</text:p>
          </table:table-cell>
          <table:table-cell table:number-columns-repeated="6"/>
          <table:table-cell office:value-type="string" calcext:value-type="string">
            <text:p>file name: heart_train.arff m : 20 correct_rate : 0.728155</text:p>
          </table:table-cell>
          <table:table-cell table:number-columns-repeated="5"/>
          <table:table-cell office:value-type="string" calcext:value-type="string">
            <text:p>diabets</text:p>
          </table:table-cell>
          <table:table-cell office:value-type="float" office:value="0.68" calcext:value-type="float">
            <text:p>0.68</text:p>
          </table:table-cell>
          <table:table-cell office:value-type="float" office:value="0.69" calcext:value-type="float">
            <text:p>0.69</text:p>
          </table:table-cell>
          <table:table-cell office:value-type="float" office:value="0.7" calcext:value-type="float">
            <text:p>0.7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9 correct rate:0.57</text:p>
          </table:table-cell>
          <table:table-cell table:number-columns-repeated="6"/>
          <table:table-cell office:value-type="string" calcext:value-type="string">
            <text:p>file name: diabetes_train.arff m : 2 correct_rate : 0.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le name: diabetes_train.arff ratio : 0.05 mean : 0.675max : 0.73 min <text:s/>:0.57</text:p>
          </table:table-cell>
          <table:table-cell table:number-columns-repeated="6"/>
          <table:table-cell office:value-type="string" calcext:value-type="string">
            <text:p>file name: diabetes_train.arff m : 5 correct_rate : 0.6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0 correct rate:0.64</text:p>
          </table:table-cell>
          <table:table-cell table:number-columns-repeated="6"/>
          <table:table-cell office:value-type="string" calcext:value-type="string">
            <text:p>file name: diabetes_train.arff m : 10 correct_rate : 0.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 correct rate:0.64</text:p>
          </table:table-cell>
          <table:table-cell table:number-columns-repeated="6"/>
          <table:table-cell office:value-type="string" calcext:value-type="string">
            <text:p>file name: diabetes_train.arff m : 20 correct_rate : 0.7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 correct rate:0.6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 correct rate:0.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4 correct rate:0.7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 correct rate:0.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6 correct rate:0.6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7 correct rate:0.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8 correct rate:0.6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9 correct rate:0.6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ile name: diabetes_train.arff ratio : 0.1 mean : 0.672max : 0.72 min <text:s/>:0.6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 correct rate:0.6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 correct rate:0.7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 correct rate:0.6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 correct rate:0.7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4 correct rate:0.6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 correct rate:0.6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6 correct rate:0.7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7 correct rate:0.6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8 correct rate:0.6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9 correct rate:0.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ile name: diabetes_train.arff ratio : 0.2 mean : 0.687max : 0.75 min <text:s/>:0.6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0 correct rate:0.6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 correct rate:0.68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2 correct rate:0.6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3 correct rate:0.76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4 correct rate:0.7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5 correct rate:0.7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6 correct rate:0.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7 correct rate:0.65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8 correct rate:0.64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9 correct rate:0.7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ile name: diabetes_train.arff ratio : 0.5 mean : 0.685max : 0.76 min <text:s/>:0.62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00:53:06.806267264</meta:creation-date>
    <dc:date>2017-10-10T01:21:11.179812486</dc:date>
    <meta:editing-duration>PT17M55S</meta:editing-duration>
    <meta:editing-cycles>2</meta:editing-cycles>
    <meta:generator>LibreOffice/5.1.6.2$Linux_X86_64 LibreOffice_project/10m0$Build-2</meta:generator>
    <meta:document-statistic meta:table-count="1" meta:cell-count="15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3.655cm" svg:y="0.343cm" chart:style-name="ch2">
          <text:p>heart_desease of different training set size</text:p>
        </chart:title>
        <chart:legend chart:legend-position="end" svg:x="12.883cm" svg:y="3.703cm" style:legend-expansion="high" chart:style-name="ch3"/>
        <chart:plot-area chart:style-name="ch4" table:cell-range-address="Sheet1.H1:Sheet1.M4" chart:data-source-has-labels="both" svg:x="0.32cm" svg:y="1.275cm" svg:width="12.243cm" svg:height="7.545cm">
          <chartooo:coordinate-region svg:x="1.047cm" svg:y="1.475cm" svg:width="11.422cm" svg:height="6.698cm"/>
          <chart:axis chart:dimension="x" chart:name="primary-x" chart:style-name="ch5" chartooo:axis-type="auto">
            <chartooo:date-scale/>
            <chart:categories table:cell-range-address="Sheet1.I1:Sheet1.M1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2:Sheet1.M2" chart:label-cell-address="Sheet1.H2:Sheet1.H2" chart:class="chart:line">
            <chart:data-point chart:repeated="5"/>
          </chart:series>
          <chart:series chart:style-name="ch8" chart:values-cell-range-address="Sheet1.I3:Sheet1.M3" chart:label-cell-address="Sheet1.H3:Sheet1.H3" chart:class="chart:line">
            <chart:data-point chart:repeated="5"/>
          </chart:series>
          <chart:series chart:style-name="ch9" chart:values-cell-range-address="Sheet1.I4:Sheet1.M4" chart:label-cell-address="Sheet1.H4:Sheet1.H4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.05">
                <text:p>0.05</text:p>
                <draw:g>
                  <svg:desc>Sheet1.I1:Sheet1.M1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max_accu</text:p>
                <draw:g>
                  <svg:desc>Sheet1.H2:Sheet1.H2</svg:desc>
                </draw:g>
              </table:table-cell>
              <table:table-cell office:value-type="float" office:value="0.776699">
                <text:p>0.776699</text:p>
                <draw:g>
                  <svg:desc>Sheet1.I2:Sheet1.M2</svg:desc>
                </draw:g>
              </table:table-cell>
              <table:table-cell office:value-type="float" office:value="0.747573">
                <text:p>0.747573</text:p>
              </table:table-cell>
              <table:table-cell office:value-type="float" office:value="0.796117">
                <text:p>0.796117</text:p>
              </table:table-cell>
              <table:table-cell office:value-type="float" office:value="0.757282">
                <text:p>0.757282</text:p>
              </table:table-cell>
              <table:table-cell office:value-type="float" office:value="0.68932">
                <text:p>0.68932</text:p>
              </table:table-cell>
            </table:table-row>
            <table:table-row>
              <table:table-cell office:value-type="string">
                <text:p>mean_accu</text:p>
                <draw:g>
                  <svg:desc>Sheet1.H3:Sheet1.H3</svg:desc>
                </draw:g>
              </table:table-cell>
              <table:table-cell office:value-type="float" office:value="0.68932">
                <text:p>0.68932</text:p>
                <draw:g>
                  <svg:desc>Sheet1.I3:Sheet1.M3</svg:desc>
                </draw:g>
              </table:table-cell>
              <table:table-cell office:value-type="float" office:value="0.678641">
                <text:p>0.678641</text:p>
              </table:table-cell>
              <table:table-cell office:value-type="float" office:value="0.716505">
                <text:p>0.716505</text:p>
              </table:table-cell>
              <table:table-cell office:value-type="float" office:value="0.712621">
                <text:p>0.712621</text:p>
              </table:table-cell>
              <table:table-cell office:value-type="float" office:value="0.68932">
                <text:p>0.68932</text:p>
              </table:table-cell>
            </table:table-row>
            <table:table-row>
              <table:table-cell office:value-type="string">
                <text:p>min_accu</text:p>
                <draw:g>
                  <svg:desc>Sheet1.H4:Sheet1.H4</svg:desc>
                </draw:g>
              </table:table-cell>
              <table:table-cell office:value-type="float" office:value="0.427184">
                <text:p>0.427184</text:p>
                <draw:g>
                  <svg:desc>Sheet1.I4:Sheet1.M4</svg:desc>
                </draw:g>
              </table:table-cell>
              <table:table-cell office:value-type="float" office:value="0.601942">
                <text:p>0.601942</text:p>
              </table:table-cell>
              <table:table-cell office:value-type="float" office:value="0.631068">
                <text:p>0.631068</text:p>
              </table:table-cell>
              <table:table-cell office:value-type="float" office:value="0.679612">
                <text:p>0.679612</text:p>
              </table:table-cell>
              <table:table-cell office:value-type="float" office:value="0.68932">
                <text:p>0.689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4.568cm" svg:y="0.396cm" chart:style-name="ch2">
          <text:p>diabetes of diffrent traing set size</text:p>
        </chart:title>
        <chart:legend chart:legend-position="end" svg:x="12.881cm" svg:y="3.706cm" style:legend-expansion="high" chart:style-name="ch3"/>
        <chart:plot-area chart:style-name="ch4" table:cell-range-address="Sheet1.H10:Sheet1.M13" chart:data-source-has-labels="both" svg:x="0.319cm" svg:y="1.275cm" svg:width="12.243cm" svg:height="7.551cm">
          <chartooo:coordinate-region svg:x="1.046cm" svg:y="1.474cm" svg:width="11.422cm" svg:height="6.705cm"/>
          <chart:axis chart:dimension="x" chart:name="primary-x" chart:style-name="ch5" chartooo:axis-type="auto">
            <chartooo:date-scale/>
            <chart:categories table:cell-range-address="Sheet1.I10:Sheet1.M10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11:Sheet1.M11" chart:label-cell-address="Sheet1.H11:Sheet1.H11" chart:class="chart:line">
            <chart:data-point chart:repeated="5"/>
          </chart:series>
          <chart:series chart:style-name="ch8" chart:values-cell-range-address="Sheet1.I12:Sheet1.M12" chart:label-cell-address="Sheet1.H12:Sheet1.H12" chart:class="chart:line">
            <chart:data-point chart:repeated="5"/>
          </chart:series>
          <chart:series chart:style-name="ch9" chart:values-cell-range-address="Sheet1.I13:Sheet1.M13" chart:label-cell-address="Sheet1.H13:Sheet1.H13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0.05">
                <text:p>0.05</text:p>
                <draw:g>
                  <svg:desc>Sheet1.I10:Sheet1.M10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max_accu</text:p>
                <draw:g>
                  <svg:desc>Sheet1.H11:Sheet1.H11</svg:desc>
                </draw:g>
              </table:table-cell>
              <table:table-cell office:value-type="float" office:value="0.73">
                <text:p>0.73</text:p>
                <draw:g>
                  <svg:desc>Sheet1.I11:Sheet1.M11</svg:desc>
                </draw:g>
              </table:table-cell>
              <table:table-cell office:value-type="float" office:value="0.72">
                <text:p>0.72</text:p>
              </table:table-cell>
              <table:table-cell office:value-type="float" office:value="0.75">
                <text:p>0.75</text:p>
              </table:table-cell>
              <table:table-cell office:value-type="float" office:value="0.76">
                <text:p>0.76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mean_accu</text:p>
                <draw:g>
                  <svg:desc>Sheet1.H12:Sheet1.H12</svg:desc>
                </draw:g>
              </table:table-cell>
              <table:table-cell office:value-type="float" office:value="0.675">
                <text:p>0.675</text:p>
                <draw:g>
                  <svg:desc>Sheet1.I12:Sheet1.M12</svg:desc>
                </draw:g>
              </table:table-cell>
              <table:table-cell office:value-type="float" office:value="0.672">
                <text:p>0.672</text:p>
              </table:table-cell>
              <table:table-cell office:value-type="float" office:value="0.687">
                <text:p>0.687</text:p>
              </table:table-cell>
              <table:table-cell office:value-type="float" office:value="0.685">
                <text:p>0.68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min_accu</text:p>
                <draw:g>
                  <svg:desc>Sheet1.H13:Sheet1.H13</svg:desc>
                </draw:g>
              </table:table-cell>
              <table:table-cell office:value-type="float" office:value="0.57">
                <text:p>0.57</text:p>
                <draw:g>
                  <svg:desc>Sheet1.I13:Sheet1.M13</svg:desc>
                </draw:g>
              </table:table-cell>
              <table:table-cell office:value-type="float" office:value="0.64">
                <text:p>0.64</text:p>
              </table:table-cell>
              <table:table-cell office:value-type="float" office:value="0.63">
                <text:p>0.63</text:p>
              </table:table-cell>
              <table:table-cell office:value-type="float" office:value="0.62">
                <text:p>0.62</text:p>
              </table:table-cell>
              <table:table-cell office:value-type="float" office:value="0.7">
                <text:p>0.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01cm" svg:y="0.316cm" chart:style-name="ch2">
          <text:p>accuracy of different m of two data sets</text:p>
        </chart:title>
        <chart:legend chart:legend-position="end" svg:x="13.545cm" svg:y="3.952cm" style:legend-expansion="high" chart:style-name="ch3"/>
        <chart:plot-area chart:style-name="ch4" table:cell-range-address="Sheet1.N51:Sheet1.R53" chart:data-source-has-labels="both" svg:x="0.32cm" svg:y="1.275cm" svg:width="12.905cm" svg:height="7.545cm">
          <chartooo:coordinate-region svg:x="1.232cm" svg:y="1.474cm" svg:width="11.806cm" svg:height="6.699cm"/>
          <chart:axis chart:dimension="x" chart:name="primary-x" chart:style-name="ch5" chartooo:axis-type="auto">
            <chartooo:date-scale/>
            <chart:categories table:cell-range-address="Sheet1.O51:Sheet1.R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O52:Sheet1.R52" chart:label-cell-address="Sheet1.N52:Sheet1.N52" chart:class="chart:line">
            <chart:data-point chart:repeated="4"/>
          </chart:series>
          <chart:series chart:style-name="ch8" chart:values-cell-range-address="Sheet1.O53:Sheet1.R53" chart:label-cell-address="Sheet1.N53:Sheet1.N53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2">
                <text:p>2</text:p>
                <draw:g>
                  <svg:desc>Sheet1.O51:Sheet1.R51</svg:desc>
                </draw:g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heart</text:p>
                <draw:g>
                  <svg:desc>Sheet1.N52:Sheet1.N52</svg:desc>
                </draw:g>
              </table:table-cell>
              <table:table-cell office:value-type="float" office:value="0.679612">
                <text:p>0.679612</text:p>
                <draw:g>
                  <svg:desc>Sheet1.O52:Sheet1.R52</svg:desc>
                </draw:g>
              </table:table-cell>
              <table:table-cell office:value-type="float" office:value="0.699029">
                <text:p>0.699029</text:p>
              </table:table-cell>
              <table:table-cell office:value-type="float" office:value="0.718447">
                <text:p>0.718447</text:p>
              </table:table-cell>
              <table:table-cell office:value-type="float" office:value="0.728155">
                <text:p>0.728155</text:p>
              </table:table-cell>
            </table:table-row>
            <table:table-row>
              <table:table-cell office:value-type="string">
                <text:p>diabets</text:p>
                <draw:g>
                  <svg:desc>Sheet1.N53:Sheet1.N53</svg:desc>
                </draw:g>
              </table:table-cell>
              <table:table-cell office:value-type="float" office:value="0.68">
                <text:p>0.68</text:p>
                <draw:g>
                  <svg:desc>Sheet1.O53:Sheet1.R53</svg:desc>
                </draw:g>
              </table:table-cell>
              <table:table-cell office:value-type="float" office:value="0.69">
                <text:p>0.69</text:p>
              </table:table-cell>
              <table:table-cell office:value-type="float" office:value="0.7">
                <text:p>0.7</text:p>
              </table:table-cell>
              <table:table-cell office:value-type="float" office:value="0.72">
                <text:p>0.7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